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text:p text:style-name="P1">La capacité du duo à provoquer des catastrophes en devenait troublante. En l'espace d'un instant, le chaos le plus total régnait sur la place, entre la pauvre servante qui courait après ses papiers en gémissant au bord des larmes, Elliot qui s'affairait à essayer de réparer ses conneries en faisant fi des passant qu'il bousculait au passage, lesdits passants mécontents qui commençaient à s'agiter en sa direction et Amber qui sautillait en criant -probablement plus emportée par l'excitation générale que par la promesse du conteur, la scène avait tout d'une fable. Et pourtant c'était bien la réalité, un désordre désorganisé tristement banal dans la vie du garçon, comme Anna allait probablement pouvoir s'en rendre compte en le côtoyant...</text:p>
      <text:p text:style-name="Standard"/>
      <text:p text:style-name="Standard">Celle-ci remarqua le pétrin dans lequel son équipier était en train de se fourrer et vola à son secours, se jetant entre lui et les badauds aux velléités vraisemblablement peu amènes. Elliot avait peu adorer être au centre de l'attention, en voilà une dont il se serait bien passé -du moins s'il avait seulement remarqué quoi que ce soit, trop occupé qu'il était à collecter les prospectus qui continuaient à s'envoler toujours plus loin. Il releva cependant finalement la tête lorsque la petite blonde s'éclaircit la gorge et tenta de calmer la poignée de personnes en colère. Elle bredouilla une excuse assez peu crédible et dans la panique, visiblement emportée par son improvisation, raconta qu'Elliot était en vérité un... danseur ?! Le regard d'incompréhension que ce dernier lui jeta à ce moment aurait mérité d'être immortalisé tant l'incrédulité et l'effroi qui s'y lisaient étaient forts.</text:p>
      <text:p text:style-name="Standard"/>
      <text:p text:style-name="Text_20_body">Un danseur ?! L'ancien bourgeois observa sa comparse s'éloigner gaiement, le laissant dans sa poisse tandis qu'Amber le rejoignait timidement. Non, définitivement la danse ne faisait pas partie de ses -nombreuses- qualités. Le silence régna pendant plusieurs secondes tandis qu'Elliot se retrouvait catapulté au centre du cercle qui venait de se former un peu par la force des choses, aussi décontenancé par la situation que les passants qui l'observaient maintenant, semblant désormais attendre que quelque chose se produise sans véritablement trop savoir quoi. Il posa une main sur l'épaule d'Amber, le temps de trouver un moyen de se tirer de ce nouveau mauvais pas.</text:p>
      <text:p text:style-name="Text_20_body"/>
      <text:p text:style-name="Text_20_body">-Ah... Ah ah. Mesdames, messieurs, j'ai le regret de vous annoncer que vous venez de vous faire avoir par une des plaisanteries classiques de ma très chère fiancée ahahah ! C'est qu'elle est farceuse, voyez-vous ? Aaaaah, c'est sans doute pour ça que je l'aime tant ! Nous nous marions le mois prochain, n'est-ce pas merveilleux ?!</text:p>
      <text:p text:style-name="Text_20_body"/>
      <text:p text:style-name="Text_20_body">Elliot était en totale roue libre. Il se laissait complètement emporter par son amour de la prose et de la représentation, ne pouvant résister à l'appel du public. Il avait complètement occulté le reste de leur mission, y compris les papiers qu'il avait peiné à récupéré, qu'il agitait dans de grands mouvements de bras théâtraux. Hélas, son explication ne fit qu'aggraver la situation et un murmure de colère commença à monter dans les rangs de son « auditoire » ; non seulement ces deux rigolos foutaient le bordel sur la place, mais voilà en plus qu'ils se payaient maintenant leurs têtes. Totalement inconscient de la tournure peu engageante que prenaient les événements, Elliot continuait sur sa lancée.</text:p>
      <text:p text:style-name="Text_20_body"/>
      <text:p text:style-name="Text_20_body">-Nous nous sommes rencontrés il y a quelques années de cela. La pauvre, si vous saviez de quelle situation je l'ai tirée ! A la rue elle vivait ! Vous imaginez ? Mais j'ai été instantanément conquis par sa beauté ! Que voulez-vous, le destin vous joue parfois des...</text:p>
      <text:p text:style-name="Text_20_body"/>
      <text:p text:style-name="Text_20_body">L'invraisemblable mensonge du conteur fut soudainement interrompu par un retentissant coup de sifflet de l'autre côté de la place. L'air passablement énervé, une petite troupe de policiers en uniforme trottinaient dans sa direction. Ils le rejoignirent rapidement et l'un d'entre eux s'avança d'un pas pour l'appréhender. Sa grosse moustache et ses traits colériques ne donnaient pas vraiment <text:soft-page-break/>envie de le contredire...</text:p>
      <text:p text:style-name="Text_20_body"/>
      <text:p text:style-name="Text_20_body">-Hep ! Vous là ! C'est vous qui êtes responsable de tout ça ?</text:p>
      <text:p text:style-name="Text_20_body"/>
      <text:p text:style-name="Text_20_body">-Euh... Il va falloir être plus spécifique, parce que...</text:p>
      <text:p text:style-name="Text_20_body"/>
      <text:p text:style-name="Text_20_body">-Trouble à l'ordre public, dégradation du domaine public, mendicité non déclarée, la liste est...</text:p>
      <text:p text:style-name="Text_20_body"/>
      <text:p text:style-name="Text_20_body">-Mendicité ?</text:p>
      <text:p text:style-name="Text_20_body"/>
      <text:p text:style-name="Text_20_body">L'officier fit un bref signe du menton en direction du dos d'Elliot, qui se retourna pour découvrir Amber, une casquette à la main passant parmi les rares personnes qui n'avaient pas détalé à la vue de la milice. Décidément, cette petite avait de la suite dans les idées. Dommage que le timing ait été aussi mauvais.</text:p>
      <text:p text:style-name="Text_20_body"/>
      <text:p text:style-name="Text_20_body">-Ah. Alors figurez-vous que j'ai une très bonne explication pour tout ça. Voyez-vous, il se tourna pour indiquer Anna du doigt, ma partenaire et moi-même sommes en mission, nous devons délivrer une importante missive, moi à Trafalgar Square et elle...</text:p>
      <text:p text:style-name="Text_20_body"/>
      <text:p text:style-name="Text_20_body">-Trafalgar Square ?! Mais c'est à l'autre bout de Londres !</text:p>
      <text:p text:style-name="Text_20_body"/>
      <text:p text:style-name="Text_20_body">-Oui alors justement, le timing est serré et on est un peu pressés alors si vous vouliez bien avoir l'obligeance de...</text:p>
      <text:p text:style-name="Text_20_body"/>
      <text:p text:style-name="Text_20_body">-Vous vous foutez de moi ?! Et donc si vous avez une livraison si importante à Trafalgar Square, je peux savoir ce que vous faites au beau milieu de Shoreditch en train de mettre la place sens dessus dessous ?</text:p>
      <text:p text:style-name="Text_20_body"/>
      <text:p text:style-name="Text_20_body">-Ahah, c'est une histoire rigolote. Voyez-vous, nous avons rencontré ces deux jeunes personnes et avons voulu les aider. Seulement j'ai malencontreusement percuté cette dame en marchant à l'aveugle et...</text:p>
      <text:p text:style-name="Text_20_body"/>
      <text:p text:style-name="Text_20_body">-Bon, je pense que j'en ai assez entendu. Vous me raconterez toutes ces balivernes dans votre déposition au poste.</text:p>
      <text:p text:style-name="Text_20_body"/>
      <text:p text:style-name="Text_20_body">-Eeeeee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09-25T15:07:14.10</dc:date>
    <meta:editing-duration>PT11H20S</meta:editing-duration>
    <meta:editing-cycles>1555</meta:editing-cycles>
    <meta:generator>OpenOffice/4.1.7$Win32 OpenOffice.org_project/417m1$Build-9800</meta:generator>
    <meta:document-statistic meta:table-count="0" meta:image-count="0" meta:object-count="0" meta:page-count="10" meta:paragraph-count="73" meta:word-count="4989" meta:character-count="30007"/>
  </office:meta>
</office:document-meta>
</file>